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apping"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Component</text:p>
          </table:table-cell>
          <table:table-cell office:value-type="string">
            <text:p>Value</text:p>
          </table:table-cell>
          <table:table-cell office:value-type="string">
            <text:p>Mouser Partn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1N914 Sw. Diode <text:s/></text:p>
          </table:table-cell>
          <table:table-cell office:value-type="string">
            <text:p>1N914 <text:s/></text:p>
          </table:table-cell>
          <table:table-cell office:value-type="string">
            <text:p>512-1N914T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2N3904</text:p>
          </table:table-cell>
          <table:table-cell office:value-type="string">
            <text:p>2N3904 <text:s/></text:p>
          </table:table-cell>
          <table:table-cell office:value-type="string">
            <text:p>512-2N3904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2N3906</text:p>
          </table:table-cell>
          <table:table-cell office:value-type="string">
            <text:p>2N3906 <text:s/></text:p>
          </table:table-cell>
          <table:table-cell office:value-type="string">
            <text:p>2N3906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36" Reverb Cable S-H273 <text:s/></text:p>
          </table:table-cell>
          <table:table-cell office:value-type="string">
            <text:p> <text:s/></text:p>
          </table:table-cell>
          <table:table-cell office:value-type="string">
            <text:p/>
          </table:table-cell>
          <table:table-cell office:value-type="string">
            <text:p>https://www.amplifiedparts.com/products/cable-rca-shielded-right-angle-plugs</text:p>
          </table:table-cell>
        </table:table-row>
        <table:table-row>
          <table:table-cell office:value-type="string">
            <text:p/>
          </table:table-cell>
          <table:table-cell office:value-type="string">
            <text:p>AD633AN (or AD633JN) Low Cost Analog Multiplier <text:s/></text:p>
          </table:table-cell>
          <table:table-cell office:value-type="string">
            <text:p>AD633AN (or AD633JN)*** <text:s/></text:p>
          </table:table-cell>
          <table:table-cell office:value-type="string">
            <text:p>584-AD633ANZ</text:p>
          </table:table-cell>
          <table:table-cell office:value-type="string">
            <text:p>Very expensive</text:p>
          </table:table-cell>
        </table:table-row>
        <table:table-row>
          <table:table-cell office:value-type="string">
            <text:p/>
          </table:table-cell>
          <table:table-cell office:value-type="string">
            <text:p>Capacitor Aluminum Bipolar (non polarized) <text:s/></text:p>
          </table:table-cell>
          <table:table-cell office:value-type="string">
            <text:p>10uF <text:s/></text:p>
          </table:table-cell>
          <table:table-cell office:value-type="string">
            <text:p>232-50NXA10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apacitor Aluminum Bipolar (non polarized) <text:s/></text:p>
          </table:table-cell>
          <table:table-cell office:value-type="string">
            <text:p>1uF <text:s/></text:p>
          </table:table-cell>
          <table:table-cell office:value-type="string">
            <text:p>232-100NA1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apacitor Tantalum </text:p>
          </table:table-cell>
          <table:table-cell office:value-type="string">
            <text:p>1uF 25V <text:s/></text:p>
          </table:table-cell>
          <table:table-cell office:value-type="string">
            <text:p>581-TAP105K025CCS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01 Quad NOR <text:s/></text:p>
          </table:table-cell>
          <table:table-cell office:value-type="string">
            <text:p>CD4001 <text:s/></text:p>
          </table:table-cell>
          <table:table-cell office:value-type="string">
            <text:p>595-CD4001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06 <text:s text:c="2"/></text:p>
          </table:table-cell>
          <table:table-cell office:value-type="string">
            <text:p>CD40106 <text:s text:c="2"/></text:p>
          </table:table-cell>
          <table:table-cell office:value-type="string">
            <text:p>595-CD40106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3 Dual D Flip Flop <text:s text:c="2"/></text:p>
          </table:table-cell>
          <table:table-cell office:value-type="string">
            <text:p>CD4013-A <text:s text:c="2"/></text:p>
          </table:table-cell>
          <table:table-cell office:value-type="string">
            <text:p>595-CD4013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193 4 Counter <text:s text:c="2"/></text:p>
          </table:table-cell>
          <table:table-cell office:value-type="string">
            <text:p>CD40193 <text:s text:c="2"/></text:p>
          </table:table-cell>
          <table:table-cell office:value-type="string">
            <text:p>595-CD40193BE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66 <text:s/></text:p>
          </table:table-cell>
          <table:table-cell office:value-type="string">
            <text:p>CD4066 <text:s/></text:p>
          </table:table-cell>
          <table:table-cell office:value-type="string">
            <text:p>595-CD4066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67 Analog Mux/DeMux <text:s text:c="2"/></text:p>
          </table:table-cell>
          <table:table-cell office:value-type="string">
            <text:p>CD4067 <text:s text:c="2"/></text:p>
          </table:table-cell>
          <table:table-cell office:value-type="string">
            <text:p>595-CD4067BM96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094 8 Stage Shift/Store Reg <text:s text:c="2"/></text:p>
          </table:table-cell>
          <table:table-cell office:value-type="string">
            <text:p>CD4094 <text:s text:c="2"/></text:p>
          </table:table-cell>
          <table:table-cell office:value-type="string">
            <text:p>595-CD4094BE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D4514 4 Bit Latched 4 Dec. <text:s text:c="2"/></text:p>
          </table:table-cell>
          <table:table-cell office:value-type="string">
            <text:p>CD4514 <text:s text:c="2"/></text:p>
          </table:table-cell>
          <table:table-cell office:value-type="string">
            <text:p>595-CD4514BM96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01uF <text:s/></text:p>
          </table:table-cell>
          <table:table-cell office:value-type="string">
            <text:p>80-C315C102K1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02uF <text:s/></text:p>
          </table:table-cell>
          <table:table-cell office:value-type="string">
            <text:p>80-C315C222K1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1uF <text:s/></text:p>
          </table:table-cell>
          <table:table-cell office:value-type="string">
            <text:p>80-C316C103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22uF <text:s/></text:p>
          </table:table-cell>
          <table:table-cell office:value-type="string">
            <text:p>80-C315C223M5U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047uF <text:s/></text:p>
          </table:table-cell>
          <table:table-cell office:value-type="string">
            <text:p>80-C320C473M5U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1uF <text:s/></text:p>
          </table:table-cell>
          <table:table-cell office:value-type="string">
            <text:p>80-C320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.22uF <text:s/></text:p>
          </table:table-cell>
          <table:table-cell office:value-type="string">
            <text:p>80-C320C224M5U73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47pF <text:s/></text:p>
          </table:table-cell>
          <table:table-cell office:value-type="string">
            <text:p>80-C325C470K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22pF <text:s/></text:p>
          </table:table-cell>
          <table:table-cell office:value-type="string">
            <text:p>581-SR151A2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/></text:p>
          </table:table-cell>
          <table:table-cell office:value-type="string">
            <text:p>4.7pF <text:s/></text:p>
          </table:table-cell>
          <table:table-cell office:value-type="string">
            <text:p>80-C315C479D1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2"/></text:p>
          </table:table-cell>
          <table:table-cell office:value-type="string">
            <text:p>.0047uF <text:s text:c="2"/></text:p>
          </table:table-cell>
          <table:table-cell office:value-type="string">
            <text:p>80-C320C472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2"/></text:p>
          </table:table-cell>
          <table:table-cell office:value-type="string">
            <text:p>470pF <text:s text:c="2"/></text:p>
          </table:table-cell>
          <table:table-cell office:value-type="string">
            <text:p>80-C315C471J1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Capacitor <text:s text:c="3"/></text:p>
          </table:table-cell>
          <table:table-cell office:value-type="string">
            <text:p>1uF <text:s text:c="2"/></text:p>
          </table:table-cell>
          <table:table-cell office:value-type="string">
            <text:p>80-C326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.02uF <text:s/></text:p>
          </table:table-cell>
          <table:table-cell office:value-type="string">
            <text:p>80-R82EC2200DQ50J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.1uF <text:s/></text:p>
          </table:table-cell>
          <table:table-cell office:value-type="string">
            <text:p>80-C320C104K5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Ceramic or Film Capacitor <text:s/>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DPDT Switch <text:s text:c="2"/></text:p>
          </table:table-cell>
          <table:table-cell office:value-type="string">
            <text:p>DPDT <text:s text:c="2"/></text:p>
          </table:table-cell>
          <table:table-cell office:value-type="string">
            <text:p>633-M20220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Dual Gang Pot Audio Taper <text:s text:c="2"/></text:p>
          </table:table-cell>
          <table:table-cell office:value-type="string">
            <text:p>100K <text:s text:c="2"/></text:p>
          </table:table-cell>
          <table:table-cell office:value-type="string">
            <text:p>688-RK14K1220F25C0C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/></text:p>
          </table:table-cell>
          <table:table-cell office:value-type="string">
            <text:p>10uF <text:s/></text:p>
          </table:table-cell>
          <table:table-cell office:value-type="string">
            <text:p>232-25ZLG10MEFC4X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/></text:p>
          </table:table-cell>
          <table:table-cell office:value-type="string">
            <text:p>15uF <text:s/></text:p>
          </table:table-cell>
          <table:table-cell office:value-type="string">
            <text:p>232-25ML15MEFC4X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2"/></text:p>
          </table:table-cell>
          <table:table-cell office:value-type="string">
            <text:p>100uF <text:s text:c="2"/></text:p>
          </table:table-cell>
          <table:table-cell office:value-type="string">
            <text:p>232-25YXJ100M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220uF <text:s/></text:p>
          </table:table-cell>
          <table:table-cell office:value-type="string">
            <text:p>232-25ZL220MEFC8X11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1uF <text:s text:c="2"/></text:p>
          </table:table-cell>
          <table:table-cell office:value-type="string">
            <text:p>232-50MS51MEFC4X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Electrolytic Capacitor <text:s text:c="3"/></text:p>
          </table:table-cell>
          <table:table-cell office:value-type="string">
            <text:p>47uF <text:s text:c="2"/></text:p>
          </table:table-cell>
          <table:table-cell office:value-type="string">
            <text:p>232-25PK47MEFC5X1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High Speed Switching Diode <text:s/></text:p>
          </table:table-cell>
          <table:table-cell office:value-type="string">
            <text:p>1N914 <text:s/></text:p>
          </table:table-cell>
          <table:table-cell office:value-type="string">
            <text:p>512-1N91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Jack 1/4" 2 Terminal <text:s/></text:p>
          </table:table-cell>
          <table:table-cell office:value-type="string">
            <text:p>jack <text:s/></text:p>
          </table:table-cell>
          <table:table-cell office:value-type="string">
            <text:p>502-35RAPC2AV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ED <text:s text:c="2"/></text:p>
          </table:table-cell>
          <table:table-cell office:value-type="string">
            <text:p>LED <text:s text:c="2"/></text:p>
          </table:table-cell>
          <table:table-cell office:value-type="string">
            <text:p>604-WP7113GD</text:p>
          </table:table-cell>
          <table:table-cell office:value-type="string">
            <text:p>Vf=2V If=10ma</text:p>
          </table:table-cell>
        </table:table-row>
        <table:table-row>
          <table:table-cell office:value-type="string">
            <text:p/>
          </table:table-cell>
          <table:table-cell office:value-type="string">
            <text:p>LF411 Op Amp <text:s/></text:p>
          </table:table-cell>
          <table:table-cell office:value-type="string">
            <text:p>LF411 <text:s/></text:p>
          </table:table-cell>
          <table:table-cell office:value-type="string">
            <text:p>595-LF411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F444 Quad Op Amp <text:s text:c="2"/></text:p>
          </table:table-cell>
          <table:table-cell office:value-type="string">
            <text:p>LF444 <text:s text:c="2"/></text:p>
          </table:table-cell>
          <table:table-cell office:value-type="string">
            <text:p>926-LF444CN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13700 <text:s/></text:p>
          </table:table-cell>
          <table:table-cell office:value-type="string">
            <text:p>U5 <text:s/></text:p>
          </table:table-cell>
          <table:table-cell office:value-type="string">
            <text:p>926-LM13700MX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336 2.5V Ref. <text:s text:c="2"/></text:p>
          </table:table-cell>
          <table:table-cell office:value-type="string">
            <text:p>LM336-2.5V <text:s text:c="2"/></text:p>
          </table:table-cell>
          <table:table-cell office:value-type="string">
            <text:p>595-LM336LPR-2-5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LM386N-4 Low Voltage Audio Power Amp <text:s text:c="2"/></text:p>
          </table:table-cell>
          <table:table-cell office:value-type="string">
            <text:p>LM386N-4 <text:s text:c="2"/></text:p>
          </table:table-cell>
          <table:table-cell office:value-type="string">
            <text:p>926-LM386N-4/NOPB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.2M <text:s/></text:p>
          </table:table-cell>
          <table:table-cell office:value-type="string">
            <text:p>660-MF1/4DCT52R1204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.8K <text:s/></text:p>
          </table:table-cell>
          <table:table-cell office:value-type="string">
            <text:p>603-MFR-25FBF52-1K8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0" office:value-type="float"/>
          <table:table-cell office:value-type="string">
            <text:p>603-MFR-25FTF52-1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00" office:value-type="float"/>
          <table:table-cell office:value-type="string">
            <text:p>603-MFR-25FBF52-10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0K <text:s text:c="2"/></text:p>
          </table:table-cell>
          <table:table-cell office:value-type="string">
            <text:p>603-MFR-25FRF521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K <text:s/></text:p>
          </table:table-cell>
          <table:table-cell office:value-type="string">
            <text:p>603-MFR-25FTE52-1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0M <text:s/></text:p>
          </table:table-cell>
          <table:table-cell office:value-type="string">
            <text:p>603-HHV-25FR-52-10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10K <text:s/></text:p>
          </table:table-cell>
          <table:table-cell office:value-type="string">
            <text:p>603-MFR-25FRF52-11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20K <text:s text:c="2"/></text:p>
          </table:table-cell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30K <text:s/></text:p>
          </table:table-cell>
          <table:table-cell office:value-type="string">
            <text:p>603-MFR-25FTE52-13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150" office:value-type="float"/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50K <text:s text:c="2"/></text:p>
          </table:table-cell>
          <table:table-cell office:value-type="string">
            <text:p>603-MFR-25FTE52-15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5K <text:s text:c="2"/></text:p>
          </table:table-cell>
          <table:table-cell office:value-type="string">
            <text:p>603-MFR-25FTE52-15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80K <text:s/></text:p>
          </table:table-cell>
          <table:table-cell office:value-type="string">
            <text:p>603-MFR-25FTE52-18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8K <text:s/></text:p>
          </table:table-cell>
          <table:table-cell office:value-type="string">
            <text:p>603-MFR-25FTE52-18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K <text:s text:c="2"/></text:p>
          </table:table-cell>
          <table:table-cell office:value-type="string">
            <text:p>603-MFR-25FTE52-1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1M <text:s text:c="2"/></text:p>
          </table:table-cell>
          <table:table-cell office:value-type="string">
            <text:p>603-MFR-25FTE52-1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20" office:value-type="float"/>
          <table:table-cell office:value-type="string">
            <text:p>603-MFR-25FTE52-2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00K <text:s text:c="2"/></text:p>
          </table:table-cell>
          <table:table-cell office:value-type="string">
            <text:p>603-MFR-25FTE52-2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0K <text:s/></text:p>
          </table:table-cell>
          <table:table-cell office:value-type="string">
            <text:p>603-MFR-25FTE52-2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22" office:value-type="float"/>
          <table:table-cell office:value-type="string">
            <text:p>603-MFR-25FTE52-22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70K <text:s/></text:p>
          </table:table-cell>
          <table:table-cell office:value-type="string">
            <text:p>603-MFR-25FTE52-27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7K <text:s/></text:p>
          </table:table-cell>
          <table:table-cell office:value-type="string">
            <text:p>603-MFR-25FTE52-27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K <text:s text:c="2"/></text:p>
          </table:table-cell>
          <table:table-cell office:value-type="string">
            <text:p>603-MFR-25FTE52-2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2M <text:s text:c="2"/></text:p>
          </table:table-cell>
          <table:table-cell office:value-type="string">
            <text:p>603-MFR-25FTE52-2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.3K <text:s/></text:p>
          </table:table-cell>
          <table:table-cell office:value-type="string">
            <text:p>603-MFR-25FTE52-3K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.9K <text:s text:c="2"/></text:p>
          </table:table-cell>
          <table:table-cell office:value-type="string">
            <text:p>603-MFR-25FTE52-3K9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00K <text:s text:c="2"/></text:p>
          </table:table-cell>
          <table:table-cell office:value-type="string">
            <text:p>603-MFR-25FTE52-30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0K <text:s text:c="2"/></text:p>
          </table:table-cell>
          <table:table-cell office:value-type="string">
            <text:p>603-MFR-25FTE52-3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3K <text:s text:c="2"/></text:p>
          </table:table-cell>
          <table:table-cell office:value-type="string">
            <text:p>603-MFR-25FTE52-3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9K <text:s text:c="2"/></text:p>
          </table:table-cell>
          <table:table-cell office:value-type="string">
            <text:p>603-MFR-25FTE52-39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K <text:s text:c="2"/></text:p>
          </table:table-cell>
          <table:table-cell office:value-type="string">
            <text:p>603-MFR-25FTE52-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3M <text:s/></text:p>
          </table:table-cell>
          <table:table-cell office:value-type="string">
            <text:p>603-MFR-25FTE52-3M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.7K <text:s text:c="2"/></text:p>
          </table:table-cell>
          <table:table-cell office:value-type="string">
            <text:p>603-MFR-25FTE52-4K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.7M <text:s text:c="2"/></text:p>
          </table:table-cell>
          <table:table-cell office:value-type="string">
            <text:p>603-MFR-25FTE52-4M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3K <text:s text:c="2"/></text:p>
          </table:table-cell>
          <table:table-cell office:value-type="string">
            <text:p>603-MFR-25FTE52-43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470" office:value-type="float"/>
          <table:table-cell office:value-type="string">
            <text:p>603-MFR-25FTE52-470R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70K <text:s text:c="2"/></text:p>
          </table:table-cell>
          <table:table-cell office:value-type="string">
            <text:p>603-MFR-25FTE52-47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="475" office:value-type="float"/>
          <table:table-cell office:value-type="string">
            <text:p>603-MFR-25FTE52-475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47K <text:s/></text:p>
          </table:table-cell>
          <table:table-cell office:value-type="string">
            <text:p>603-MFR-25FTE52-47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6.2K <text:s/></text:p>
          </table:table-cell>
          <table:table-cell office:value-type="string">
            <text:p>603-MFR-25FTE52-6K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680K <text:s/></text:p>
          </table:table-cell>
          <table:table-cell office:value-type="string">
            <text:p>603-MFR-25FTE52-680K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etal Film 1/4 Watt 1% Resistor <text:s/></text:p>
          </table:table-cell>
          <table:table-cell office:value-type="string">
            <text:p>9.1K <text:s/></text:p>
          </table:table-cell>
          <table:table-cell office:value-type="string">
            <text:p>603-MFR-25FTE52-9K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MPF102</text:p>
          </table:table-cell>
          <table:table-cell office:value-type="string">
            <text:p>MPF102</text:p>
          </table:table-cell>
          <table:table-cell office:value-type="string">
            <text:p>Not available</text:p>
          </table:table-cell>
          <table:table-cell office:value-type="string">
            <text:p>https://www.amazon.com/Bridgold-10pcs-MPF102-N-Channel-Amplifier/dp/B095KMW2HS/ref=sr_1_2?keywords=mpf102+transistor&amp;qid=1685578664&amp;sr=8-2</text:p>
          </table:table-cell>
        </table:table-row>
        <table:table-row>
          <table:table-cell office:value-type="string">
            <text:p/>
          </table:table-cell>
          <table:table-cell office:value-type="string">
            <text:p>OP275 <text:s/></text:p>
          </table:table-cell>
          <table:table-cell office:value-type="string">
            <text:p>U1 <text:s/></text:p>
          </table:table-cell>
          <table:table-cell office:value-type="string">
            <text:p>584-OP275GPZ </text:p>
          </table:table-cell>
          <table:table-cell office:value-type="string">
            <text:p>Expensive!</text:p>
          </table:table-cell>
        </table:table-row>
        <table:table-row>
          <table:table-cell office:value-type="string">
            <text:p/>
          </table:table-cell>
          <table:table-cell office:value-type="string">
            <text:p>PN4391 <text:s/></text:p>
          </table:table-cell>
          <table:table-cell office:value-type="string">
            <text:p>Q1 <text:s/></text:p>
          </table:table-cell>
          <table:table-cell office:value-type="string">
            <text:p>610-PN4391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Polystyrene Capacitor (low leakage) <text:s text:c="2"/></text:p>
          </table:table-cell>
          <table:table-cell office:value-type="string">
            <text:p>.01uF <text:s text:c="2"/></text:p>
          </table:table-cell>
          <table:table-cell office:value-type="string">
            <text:p>23PW310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00K <text:s/></text:p>
          </table:table-cell>
          <table:table-cell office:value-type="string">
            <text:p>652-PDB12-H2251104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0K <text:s/></text:p>
          </table:table-cell>
          <table:table-cell office:value-type="string">
            <text:p>652-PDB12-H2251103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<text:s/></text:p>
          </table:table-cell>
          <table:table-cell office:value-type="string">
            <text:p>1M <text:s/></text:p>
          </table:table-cell>
          <table:table-cell office:value-type="string">
            <text:p>652-PDB12-H4301105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/>
          </table:table-cell>
          <table:table-cell office:value-type="string">
            <text:p>Potentiometer Audio Taper <text:s text:c="2"/></text:p>
          </table:table-cell>
          <table:table-cell office:value-type="string">
            <text:p>100K <text:s text:c="2"/></text:p>
          </table:table-cell>
          <table:table-cell office:value-type="string">
            <text:p>652-PDB181E415K104A2</text:p>
          </table:table-cell>
          <table:table-cell office:value-type="string">
            <text:p>17mm</text:p>
          </table:table-cell>
        </table:table-row>
        <table:table-row>
          <table:table-cell office:value-type="string">
            <text:p/>
          </table:table-cell>
          <table:table-cell office:value-type="string">
            <text:p>Reverb Tank P-RMOD-9AB3C1B <text:s/></text:p>
          </table:table-cell>
          <table:table-cell office:value-type="string">
            <text:p>MOD Reverb Tank <text:s/></text:p>
          </table:table-cell>
          <table:table-cell office:value-type="string">
            <text:p/>
          </table:table-cell>
          <table:table-cell office:value-type="string">
            <text:p>https://www.amplifiedparts.com/products/reverb-tank-mod-9ab3c1b-long-decay-3-spring</text:p>
          </table:table-cell>
        </table:table-row>
        <table:table-row>
          <table:table-cell office:value-type="string">
            <text:p/>
          </table:table-cell>
          <table:table-cell office:value-type="string">
            <text:p>RCA connector (PCB mount)</text:p>
          </table:table-cell>
          <table:table-cell office:value-type="string">
            <text:p/>
          </table:table-cell>
          <table:table-cell office:value-type="string">
            <text:p>502-PJRAN1X1U01AUX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lvered Mica, Polycarbonate or Polystyrene Cap <text:s/></text:p>
          </table:table-cell>
          <table:table-cell office:value-type="string">
            <text:p>.005uF <text:s/></text:p>
          </table:table-cell>
          <table:table-cell office:value-type="string">
            <text:p>23PS250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ngle Pole 12 Throw Rotary Switch (non-shorting) <text:s text:c="2"/></text:p>
          </table:table-cell>
          <table:table-cell office:value-type="string">
            <text:p>SP12T <text:s text:c="2"/></text:p>
          </table:table-cell>
          <table:table-cell office:value-type="string">
            <text:p>611-A112S1RNCQ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ingle Pole 4 Throw Rotary Switch (non-shorting) <text:s text:c="2"/></text:p>
          </table:table-cell>
          <table:table-cell office:value-type="string">
            <text:p>SP4T <text:s text:c="2"/></text:p>
          </table:table-cell>
          <table:table-cell office:value-type="string">
            <text:p>611-A10405RNZQ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DT Switch <text:s/></text:p>
          </table:table-cell>
          <table:table-cell office:value-type="string">
            <text:p>SPDT <text:s/></text:p>
          </table:table-cell>
          <table:table-cell office:value-type="string">
            <text:p>633-M2012SD1W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ST PB Switch <text:s/></text:p>
          </table:table-cell>
          <table:table-cell office:value-type="string">
            <text:p>SPST <text:s/></text:p>
          </table:table-cell>
          <table:table-cell office:value-type="string">
            <text:p>633-SB221NC/C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PST Switch <text:s/></text:p>
          </table:table-cell>
          <table:table-cell office:value-type="string">
            <text:p>SPST <text:s/></text:p>
          </table:table-cell>
          <table:table-cell office:value-type="string">
            <text:p>633-M2011S3A1W01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SM2212</text:p>
          </table:table-cell>
          <table:table-cell office:value-type="string">
            <text:p>U3 <text:s/></text:p>
          </table:table-cell>
          <table:table-cell office:value-type="string">
            <text:p>584-SSM2212RZ-R7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Stereo Headphone Jack <text:s text:c="2"/></text:p>
          </table:table-cell>
          <table:table-cell office:value-type="string">
            <text:p>Stereo Jack <text:s text:c="2"/></text:p>
          </table:table-cell>
          <table:table-cell office:value-type="string">
            <text:p>502-35FM3AULS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1 Op Amp <text:s/></text:p>
          </table:table-cell>
          <table:table-cell office:value-type="string">
            <text:p>TL071 <text:s/></text:p>
          </table:table-cell>
          <table:table-cell office:value-type="string">
            <text:p>595-TL071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2 Dual Op Amp <text:s/></text:p>
          </table:table-cell>
          <table:table-cell office:value-type="string">
            <text:p>TL072 <text:s/></text:p>
          </table:table-cell>
          <table:table-cell office:value-type="string">
            <text:p>595-TL072IPE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74 Quad Op Amp <text:s/></text:p>
          </table:table-cell>
          <table:table-cell office:value-type="string">
            <text:p>TL074 <text:s/></text:p>
          </table:table-cell>
          <table:table-cell office:value-type="string">
            <text:p>595-TL074CN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82 Dual Op Amp <text:s/></text:p>
          </table:table-cell>
          <table:table-cell office:value-type="string">
            <text:p>TL082 <text:s/></text:p>
          </table:table-cell>
          <table:table-cell office:value-type="string">
            <text:p>595-TL082ACP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L084 Quad Op Amp <text:s/></text:p>
          </table:table-cell>
          <table:table-cell office:value-type="string">
            <text:p>TL084 <text:s/></text:p>
          </table:table-cell>
          <table:table-cell office:value-type="string">
            <text:p>595-TL084CNE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0 ohm <text:s/></text:p>
          </table:table-cell>
          <table:table-cell office:value-type="string">
            <text:p>652-3339P-1-101LF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0K <text:s/></text:p>
          </table:table-cell>
          <table:table-cell office:value-type="string">
            <text:p>652-3339P-1-104L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0K <text:s/></text:p>
          </table:table-cell>
          <table:table-cell office:value-type="string">
            <text:p>652-3339P-1-103LF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op Adjust Multi-Turn Trim Pot <text:s/></text:p>
          </table:table-cell>
          <table:table-cell office:value-type="string">
            <text:p>1M <text:s/></text:p>
          </table:table-cell>
          <table:table-cell office:value-type="string">
            <text:p>652-3339P-1-105LF 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100K <text:s/></text:p>
          </table:table-cell>
          <table:table-cell office:value-type="string">
            <text:p>652-3306K-1-104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2K <text:s/></text:p>
          </table:table-cell>
          <table:table-cell office:value-type="string">
            <text:p>652-3306F-1-20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/></text:p>
          </table:table-cell>
          <table:table-cell office:value-type="string">
            <text:p>50K <text:s/></text:p>
          </table:table-cell>
          <table:table-cell office:value-type="string">
            <text:p>652-3306K-1-503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Trim Pot <text:s text:c="2"/></text:p>
          </table:table-cell>
          <table:table-cell office:value-type="string">
            <text:p>1K <text:s text:c="2"/></text:p>
          </table:table-cell>
          <table:table-cell office:value-type="string">
            <text:p>652-3306F-1-102</text:p>
          </table:table-cell>
          <table:table-cell/>
        </table:table-row>
        <table:table-row>
          <table:table-cell office:value-type="string">
            <text:p/>
          </table:table-cell>
          <table:table-cell office:value-type="string">
            <text:p>Zener Diode 5.1V <text:s/></text:p>
          </table:table-cell>
          <table:table-cell office:value-type="string">
            <text:p>1N5231B <text:s/></text:p>
          </table:table-cell>
          <table:table-cell office:value-type="string">
            <text:p>512-1N5231B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 </text:p>
          </table:table-cell>
          <table:table-cell/>
          <table:table-cell/>
          <table:table-cell/>
          <table:table-cell/>
        </table:table-row>
      </table:table>
      <table:table table:name="MFOS_ADS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13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C2, C3, C5, C7, C8, C9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4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2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6</text:p>
          </table:table-cell>
          <table:table-cell office:value-type="string">
            <text:p>15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J1, J2, J3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2, R1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R3, R5, R8, R11, R12, R13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R4, R7, R10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6, R9, 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16, R17, R22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21, R24, R25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01</text:p>
          </table:table-cell>
          <table:table-cell office:value-type="string">
            <text:p>4xxx:400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66</text:p>
          </table:table-cell>
          <table:table-cell office:value-type="string">
            <text:p>4xxx:4066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</table:table>
      <table:table table:name="MFOS_LF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C3, C4, C5, C7, C8, 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0, C1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0.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1, D2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J19, J20, J21, J22, J23, J24, J25, J2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6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Q4, Q5</text:p>
          </table:table-cell>
          <table:table-cell office:value-type="string">
            <text:p>MPF102</text:p>
          </table:table-cell>
          <table:table-cell office:value-type="string">
            <text:p>Transistor_FET:BF245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R1, R4, R3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2, R20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R3, R11, R35, R40, R41, R44, R47, R51, R52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R5, R7, R13, R27, R30, R33, R36, R42, R56, R6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8</text:p>
          </table:table-cell>
          <table:table-cell office:value-type="string">
            <text:p>3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10, R63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14, 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R15, R21, R26, R29, R53, R57, R60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7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1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31, R62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32, R50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38, R4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R39, R49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9.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_Potentiometer_Trim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R48, R54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U2, U5, U6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</table:table>
      <table:table table:name="MFOS_QUAD_3INP_AUDI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C1, C2, C3, C5, C7, C8, C12, C13, C15, C17, C18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4, C6, C14, C16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C9, C10, C19, C20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21, C22, C23, C24, C25, C26, C27, C28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0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J1, J2, J3, J4, J5, J6, J7, J8, J9, J10, J11, J12, J13, J14, J15, J1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R1, R4, R13, R16, R21, R24, R29, R32, R41, R44, R47, R4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2, R5, R30, R3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R3, R6, R9, R12, R15, R18, R22, R23, R25, R26, R27, R28, R31, R34, R37, R40, R43, R46, R51, R52, R53, R54, R55, R5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7, R10, R35, R38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8, R11, R36, R3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R14, R17, R19, R20, R42, R45, R48, R5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S1, S2, S4, S5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S3, S6</text:p>
          </table:table-cell>
          <table:table-cell office:value-type="string">
            <text:p>SW_DPST</text:p>
          </table:table-cell>
          <table:table-cell office:value-type="string">
            <text:p>Switch:SW_DPST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QUAD_3INP_MOD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4, C5, C7, C9, C11, C12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6, C8, 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J1, J2, J3, J4, J5, J6, J7, J8, J9, J10, J11, J12, J13, J14, J15, J16, J17, J18, J19, J20</text:p>
          </table:table-cell>
          <table:table-cell office:value-type="string">
            <text:p>Barrel_Jack</text:p>
          </table:table-cell>
          <table:table-cell office:value-type="string">
            <text:p>Connector:Barrel_Jack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J21, J22, J23, J24, J25, J26, J27, J28, J29, J30, J31, J32, J33, J34, J35, J36, J37, J38, J39, J40, J41, J42, J43, J44, J45, J46, J47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R1, R7, R14, R16, R17, R23, R30, R32, R33, R39, R46, R48, R49, R55, R62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6</text:p>
          </table:table-cell>
          <table:table-cell office:value-type="string">
            <text:p>R2, R3, R13, R15, R18, R19, R29, R31, R34, R35, R45, R47, R50, R52, R61, R6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R4, R5, R20, R21, R36, R37, R53, R5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R6, R12, R22, R28, R38, R44, R51, R6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R8, R9, R24, R25, R40, R41, R56, R5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R10, R11, R26, R27, R42, R43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U1, U2, U3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RING_MO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C1, C2, C3, C6, C7, C8, C9, C10, C12, C13, C14, C15, C1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1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C17, C18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20</text:p>
          </table:table-cell>
          <table:table-cell office:value-type="string">
            <text:p>.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1, C2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J1, J2, J3, J4, J5, J6</text:p>
          </table:table-cell>
          <table:table-cell office:value-type="string">
            <text:p>Barrel_Jack</text:p>
          </table:table-cell>
          <table:table-cell office:value-type="string">
            <text:p>Connector:Barrel_Jack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J7, J8, J9, J10, J11, J12, J13, J14, J15, J16, J17, J18, J19, J20, J21, J22, J23, J24, J25, J26, J27, J28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R1, R4, R8, R15, R18, R2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2, R6, R9, R1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5, R11, R14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R7, R12, R25, R26, R33, R36, R37, R38, R4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R10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5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17, R1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2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1, R24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1.8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R28, R29, R34, R35, R4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30</text:p>
          </table:table-cell>
          <table:table-cell office:value-type="string">
            <text:p>1.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31, R3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39, R4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R42, R44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5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U1, U3, U4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AD633</text:p>
          </table:table-cell>
          <table:table-cell office:value-type="string">
            <text:p>dhk:AD633</text:p>
          </table:table-cell>
        </table:table-row>
      </table:table>
      <table:table table:name="MFOS_SAMPLE_HOL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13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16, C18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4, C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C5, C6, C7, C10, C11, C12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8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.0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J1, J2, J3, J4, J5, J6, J7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J8, J9, J10, J11, J12, J13, J14, J15, J16, J17, J18, J19, J20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Q4, Q5, Q6</text:p>
          </table:table-cell>
          <table:table-cell office:value-type="string">
            <text:p>J112</text:p>
          </table:table-cell>
          <table:table-cell office:value-type="string">
            <text:p>dhk:J112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R1, R14, R15, R20, R25, R31, R32, R35, R41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2, R2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3, R26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4, R3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R5, R7, R2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R6, R8, R9, R10, R13, R16, R23, R24, R28, R3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1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4</text:p>
          </table:table-cell>
          <table:table-cell office:value-type="string">
            <text:p>R17, R34, R36, R3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19, R3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2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F444</text:p>
          </table:table-cell>
          <table:table-cell office:value-type="string">
            <text:p>dhk:LF444</text:p>
          </table:table-cell>
        </table:table-row>
      </table:table>
      <table:table table:name="MFOS_SEQ_ANALOG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3</text:p>
          </table:table-cell>
          <table:table-cell office:value-type="string">
            <text:p>100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6</text:p>
          </table:table-cell>
          <table:table-cell office:value-type="string">
            <text:p>47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J1, J2, J3, J4, J5, J6, J7, J8, J9, J10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R1, R72, R7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R5, R6, R10, R12, R17, R23, R26, R31, R33, R36, R41, R45, R52, R58, R64, R65, R7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R9, R14, R20, R21, R27, R29, R37, R39, R43, R49, R55, R56, R60, R61, R68, R7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75</text:p>
          </table:table-cell>
          <table:table-cell office:value-type="string">
            <text:p>22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67</text:p>
          </table:table-cell>
          <table:table-cell office:value-type="string">
            <text:p>4xxx_IEEE:4067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VS1</text:p>
          </table:table-cell>
          <table:table-cell office:value-type="string">
            <text:p>LM336-2.5V</text:p>
          </table:table-cell>
          <table:table-cell office:value-type="string">
            <text:p>Reference_Voltage:LM285M-ADJ</text:p>
          </table:table-cell>
        </table:table-row>
      </table:table>
      <table:table table:name="MFOS_SEQ_DIGITAL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7, C8, C15, C16, C22, C23</text:p>
          </table:table-cell>
          <table:table-cell office:value-type="string">
            <text:p>0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C2, C4, C5, C6, C9</text:p>
          </table:table-cell>
          <table:table-cell office:value-type="string">
            <text:p>0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C12, C13, C14, C18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9, C2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0, C21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J1, J2, J3, J4, J5, J6, J7, J8, J9, J10, J11, J12, J13, J14, J15, J16, J17, J18, J19, J20, J21, J22, J23, J24, J25, J26, J27, J28, J29, J30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LED1, LED2, LED3, LED4, LED5, LED6, LED7, LED8, LED9, LED10, LED11, LED12, LED13, LED14, LED15, LED16, LED17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R1, R5, R10, R11, R17, R20, R3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2, R6, R15, R22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3, R7, R16, R2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4, R8, R12, R4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9, R26, R28, R32, R44, R45, R46, 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R13, R14, R33, R38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4, R30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25, R34, R3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R27, R29, R41, R4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31, R35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36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3.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string">
            <text:p>S1, S2, S3, S4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S5, S6, S7, S8, S10, S11, S13, S14, S17, S18, S19, S20, S21, S22, S23, S24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9</text:p>
          </table:table-cell>
          <table:table-cell office:value-type="string">
            <text:p>SW_Rotary12</text:p>
          </table:table-cell>
          <table:table-cell office:value-type="string">
            <text:p>Switch:SW_Rotary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12</text:p>
          </table:table-cell>
          <table:table-cell office:value-type="string">
            <text:p>SW_DPDT_x2</text:p>
          </table:table-cell>
          <table:table-cell office:value-type="string">
            <text:p>Switch:SW_DPDT_x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25</text:p>
          </table:table-cell>
          <table:table-cell office:value-type="string">
            <text:p>SW_Rotary1x4</text:p>
          </table:table-cell>
          <table:table-cell office:value-type="string">
            <text:p>dhk:SW_Rotary1x4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U1, U2, U6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193</text:p>
          </table:table-cell>
          <table:table-cell office:value-type="string">
            <text:p>4xxx_IEEE:4019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4514</text:p>
          </table:table-cell>
          <table:table-cell office:value-type="string">
            <text:p>4xxx_IEEE:451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HC4094</text:p>
          </table:table-cell>
          <table:table-cell office:value-type="string">
            <text:p>dhk:HC4094</text:p>
          </table:table-cell>
        </table:table-row>
      </table:table>
      <table:table table:name="MFOS_STEREO_AUTO_PANN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3, C5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4, C6, C8, C9, C10, C12, C13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5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R1, R4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R2, R15, R23, R30, R31, R34, R35, R38, R41, R43, R47, R5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R3, R40, R5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6, R14, R27, R2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R7, R10, R11, R29, R5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8, R46, R52, R54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R12, R16, R44, R51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R13, R25, R26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7, R22, R3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R18, R33, R57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20, R36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1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4, R4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9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:TL084_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U2, U4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U3, U5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LF411</text:p>
          </table:table-cell>
          <table:table-cell office:value-type="string">
            <text:p>:LF411_3</text:p>
          </table:table-cell>
        </table:table-row>
      </table:table>
      <table:table table:name="MFOS_STERE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C1, C3, C5, C7, C16, C17, C18, C20, C21, C22, C23, C33, C43, C4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C2, C4, C6, C8, C11, C14, C31, C32, C41, C4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C9, C10, C12, C13, C24, C25, C26, C27, C34, C35, C36, C3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5, C1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28, C39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8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30, C40</text:p>
          </table:table-cell>
          <table:table-cell office:value-type="string">
            <text:p>0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J1, J2, J3, J4, J5, J6, J7, J8, J9, J10, J11, J12, J13, J14, J15, J16, J18, J19</text:p>
          </table:table-cell>
          <table:table-cell office:value-type="string">
            <text:p>Barrel_Jack</text:p>
          </table:table-cell>
          <table:table-cell office:value-type="string">
            <text:p>Connector:Barrel_Jack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AudioJack2_Ground</text:p>
          </table:table-cell>
          <table:table-cell office:value-type="string">
            <text:p>Connector:AudioJack2_Groun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R2, R7, R9, R13, R17, R22, R24, R28, R32, R37, R39, R43, R47, R52, R54, R5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18, R33, R48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4, R19, R34, R49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R5, R6, R8, R15, R20, R21, R23, R30, R35, R36, R38, R45, R50, R51, R53, R60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R10, R11, R12, R14, R25, R26, R27, R29, R40, R41, R42, R44, R55, R56, R57, R5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R61, R62, R64, R66, R68, R69, R71, R73</text:p>
          </table:table-cell>
          <table:table-cell office:value-type="string">
            <text:p>15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63, R65, R70, R72, R76</text:p>
          </table:table-cell>
          <table:table-cell office:value-type="string">
            <text:p>100K</text:p>
          </table:table-cell>
          <table:table-cell office:value-type="string">
            <text:p>Device:R_Potentiometer_Dual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R67, R74, R80, R81, R83, R8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R75, R79, R86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7, R78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82, R85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TL072</text:p>
          </table:table-cell>
          <table:table-cell office:value-type="string">
            <text:p>:TL072_2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2</text:p>
          </table:table-cell>
          <table:table-cell office:value-type="string">
            <text:p>:TL072_3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U8, U9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</table:table>
      <table:table table:name="MFOS_VCA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3, C5, C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V1, CV2, J1, J2, J4, J5, J6, J8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J3, J7, J9, J10, J11, J12, J13, J14, J15, J16, J17, J18, J19, J20, J21, J22, J23, J24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Q1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Q2, Q4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4</text:p>
          </table:table-cell>
          <table:table-cell office:value-type="string">
            <text:p>R1, R2, R4, R5, R11, R12, R19, R23, R24, R26, R27, R33, R36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R3, R7, R13, R25, R29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R6, R28</text:p>
          </table:table-cell>
          <table:table-cell office:value-type="string">
            <text:p>47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R8, R15, R30, R35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9, R31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10, R32, R45, R4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14, R34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R16, R38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7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18, R41</text:p>
          </table:table-cell>
          <table:table-cell office:value-type="string">
            <text:p>2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0, R42</text:p>
          </table:table-cell>
          <table:table-cell office:value-type="string">
            <text:p>15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1, R4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22, R44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46, R48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SW1, SW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:LM13700_1</text:p>
          </table:table-cell>
        </table:table-row>
      </table:table>
      <table:table table:name="MFOS_VC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0.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8, C15, C16</text:p>
          </table:table-cell>
          <table:table-cell office:value-type="string">
            <text:p>.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3, C17</text:p>
          </table:table-cell>
          <table:table-cell office:value-type="string">
            <text:p>100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5</text:p>
          </table:table-cell>
          <table:table-cell office:value-type="string">
            <text:p>0.001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0.005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7, C10</text:p>
          </table:table-cell>
          <table:table-cell office:value-type="string">
            <text:p>10u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2</text:p>
          </table:table-cell>
          <table:table-cell office:value-type="string">
            <text:p>0.1u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3</text:p>
          </table:table-cell>
          <table:table-cell office:value-type="string">
            <text:p>1u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0.002u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C18</text:p>
          </table:table-cell>
          <table:table-cell office:value-type="string">
            <text:p>4.7p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D1, D2, D3, D4, D5, D6, D7, D8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PWR</text:p>
          </table:table-cell>
          <table:table-cell office:value-type="string">
            <text:p>Connector_Generic:Conn_02x08_Odd_Even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J2, J3, J4, J5, J6, J7, J8, J9, J10, J11</text:p>
          </table:table-cell>
          <table:table-cell office:value-type="string">
            <text:p>AudioJack2</text:p>
          </table:table-cell>
          <table:table-cell office:value-type="string">
            <text:p>Connector:AudioJack2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1</text:p>
          </table:table-cell>
          <table:table-cell office:value-type="string">
            <text:p>J12, J13, J14, J15, J16, J17, J18, J19, J21, J23, J25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PN4391</text:p>
          </table:table-cell>
          <table:table-cell office:value-type="string">
            <text:p>Device:Q_NJFET_DGS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R1, R12, R13, R17, R25, R32, R35, R40, R42, R47, R7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2, R3, R11, R39, R60, R64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5, R7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1</text:p>
          </table:table-cell>
          <table:table-cell office:value-type="string">
            <text:p>R6, R10, R15, R18, R23, R29, R31, R44, R50, R66, R6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R8, R28, R30, R45, R69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9, R36, R5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R14, R21, R4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475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R20, R6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5</text:p>
          </table:table-cell>
          <table:table-cell office:value-type="string">
            <text:p>R22, R26, R34, R49, R51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k</text:p>
          </table:table-cell>
          <table:table-cell office:value-type="string">
            <text:p>Device:Thermistor_PTC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53</text:p>
          </table:table-cell>
          <table:table-cell office:value-type="string">
            <text:p>1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R56, R5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5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R61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R68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R70</text:p>
          </table:table-cell>
          <table:table-cell office:value-type="string">
            <text:p>1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OP275</text:p>
          </table:table-cell>
          <table:table-cell office:value-type="string">
            <text:p>Amplifier_Operational:OP275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U2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SSM2212</text:p>
          </table:table-cell>
          <table:table-cell office:value-type="string">
            <text:p>Transistor_BJT:SSM2210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</table:table>
      <table:table table:name="MFOS_VC_REVERB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6, C7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C5, C15, C16, C17, C18, C19, C21, C22, C23, C24, C25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C8, C20, C2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10, C11, C12, C13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27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J1, J2, J3, J4</text:p>
          </table:table-cell>
          <table:table-cell office:value-type="string">
            <text:p>Barrel_Jack</text:p>
          </table:table-cell>
          <table:table-cell office:value-type="string">
            <text:p>Connector:Barrel_Jack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J5, J6, J7, J8, J9, J10, J11, J12, J13</text:p>
          </table:table-cell>
          <table:table-cell office:value-type="string">
            <text:p>Conn_01x01</text:p>
          </table:table-cell>
          <table:table-cell office:value-type="string">
            <text:p>Connector_Generic:Conn_01x01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J14, J15</text:p>
          </table:table-cell>
          <table:table-cell office:value-type="string">
            <text:p>Conn_Coaxial</text:p>
          </table:table-cell>
          <table:table-cell office:value-type="string">
            <text:p>Connector:Conn_Coaxial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1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R1, R3, R34, R3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4, R5, R12, R26, R36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3</text:p>
          </table:table-cell>
          <table:table-cell office:value-type="string">
            <text:p>R8, R19, R3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9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0, R2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11, R25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R13, R14, R18, R23, R24, R29, R30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R15, R28, R3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16, R32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17, R3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74</text:p>
          </table:table-cell>
          <table:table-cell office:value-type="string">
            <text:p>:TL074_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LM13700</text:p>
          </table:table-cell>
          <table:table-cell office:value-type="string">
            <text:p>:LM13700_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U5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Z1</text:p>
          </table:table-cell>
          <table:table-cell office:value-type="string">
            <text:p>1N5231B</text:p>
          </table:table-cell>
          <table:table-cell office:value-type="string">
            <text:p>Device:D_Zener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7-02T10:49:54.872649</meta:creation-date>
    <dc:date>2023-07-02T10:49:54.962896</dc:date>
    <meta:generator>http://pypi.python.org/pypi/ezodf/0.1.0$Python3.10.6 (main, May 29 2023, 11:10:38) [GCC 11.3.0]</meta:generator>
    <meta:document-statistic/>
    <meta:editing-cycles>1</meta:editing-cycles>
  </office:meta>
</office:document-meta>
</file>